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4.8957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1.560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08in solid #000000" fo:border-top="none" style:vertical-align="automatic"/>
    </style:style>
    <style:style style:name="ce3" style:family="table-cell" style:parent-style-name="Default" style:data-style-name="N0">
      <style:table-cell-properties fo:wrap-option="wrap" fo:border="0.0008in solid #000000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fo:border="0.0008in solid #000000" style:vertical-align="automatic"/>
    </style:style>
    <style:style style:name="ce5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3" office:value-type="string">
            <text:p>Feature</text:p>
          </table:table-cell>
          <table:table-cell table:style-name="ce5" office:value-type="string">
            <text:p>Desirability</text:p>
          </table:table-cell>
          <table:table-cell table:style-name="ce5" office:value-type="string">
            <text:p>Nav Header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 office:value-type="string">
            <text:p>Would like to be able to view the schedules in a view similar to the “Weekly View” present in CPReg/PAS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Be able to view schedules in List View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Quick and intuitive method for editing a generated schedule (Drag N Drop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Previous schedules persist from term to term and year to year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Hom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Must avoid instructor conflict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Must avoid course conflicts 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Export data to Peoplesoft software automatically, with minimal user input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Peoplesof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Immediately notify user of scheduling conflict with descriptive error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 office:value-type="string">
            <text:p>View course's attributes (i.e. Lab/Lecture, Equipment, Special Needs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Manage → Courses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Handle course constraints by the department and the university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Faculty can specify preference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Professor → Pref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Excel exports for all schedule view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Changes to schedule must be reflected immediately throughout the program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Allow instructors to view schedul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Professor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Must avoid location conflict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Filter schedule by instructor to analyze course load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Filter schedule by courses 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Reflect changes made in Peoplesoft by the universit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ched → Peoplesof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Option to output data to comma-delimited format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Specify equipment available at locations 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anage → Courses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Classes and instructors can be pre-assigned (i.e. by department head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anage → Courses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 office:value-type="string">
            <text:p>Be able to view/check the number of classes after a specific time (apply filter based on time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 office:value-type="string">
            <text:p>Allow binary instructor preferences (can / cannot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anage → Instructors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Ability to leave feedback and view feedback on the proposed schedul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Professor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View instructor load as a yearly snapshot.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Ability to import data from text document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Hom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View other departments’ schedul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Hom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Take into account finals time and date when generating schedul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One-time scheduling capability for events that require a classroom.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Output to tab-delimited format.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Instructors have more priority based on years worked and contract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Manage → Instructors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Display current enrollment information for courses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 office:value-type="string">
            <text:p>Ability to color code the classes, when displayed in calender view, by certain criteria such as upper division, lower division, masters, miscellaneous <text:s/>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Sched → View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 office:value-type="string">
            <text:p>Ability to take multiple schedules and merge them together. (i.e. If PChem and OChem make schedules and merge them together)</text:p>
          </table:table-cell>
          <table:table-cell table:style-name="ce6" office:value-type="float" office:value="-2">
            <text:p>-2</text:p>
          </table:table-cell>
          <table:table-cell table:style-name="ce6" office:value-type="string">
            <text:p>Sched → Edit</text:p>
          </table:table-cell>
          <table:table-cell table:number-columns-repeated="1020"/>
        </table:table-row>
        <table:table-row table:style-name="ro4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3:Sheet1.C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2" number:min-integer-digits="1" number:grouping="true"/>
      <number:text> </number:text>
    </number:number-style>
    <number:number-style style:name="N126P1" style:volatile="true">
      <number:text> $ (</number:text>
      <number:number number:decimal-places="2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text> $ </number:text>
      <number:number number:decimal-places="0" number:min-integer-digits="1"/>
      <number:text> </number:text>
    </number:number-style>
    <number:number-style style:name="N129P1" style:volatile="true">
      <number:text> $ (</number:text>
      <number:number number:decimal-places="0" number:min-integer-digits="1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 - </number:text>
    </number:number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3">
      <number:text> $ </number:text>
      <number:number number:decimal-places="2" number:min-integer-digits="1" number:grouping="true"/>
      <number:text> </number:text>
    </number:number-style>
    <number:number-style style:name="N124">
      <number:text> $ (</number:text>
      <number:number number:decimal-places="2" number:min-integer-digits="1" number:grouping="true"/>
      <number:text>)</number:text>
    </number:number-style>
    <number:number-style style:name="N125">
      <number:text> $ - </number:text>
    </number:number-style>
    <number:number-style style:name="N127">
      <number:text> $ </number:text>
      <number:number number:decimal-places="0" number:min-integer-digits="1"/>
      <number:text> </number:text>
    </number:number-style>
    <number:number-style style:name="N128">
      <number:text> $ (</number:text>
      <number:number number:decimal-places="0" number:min-integer-digits="1"/>
      <number:text>)</number:text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22">
      <style:table-cell-properties fo:background-color="transparent" style:vertical-align="middle"/>
    </style:style>
    <style:style style:name="Currency" style:family="table-cell" style:parent-style-name="Default" style:data-style-name="N12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29">
      <style:table-cell-properties fo:background-color="transparent" style:vertical-align="middle"/>
    </style:style>
    <style:style style:name="Percent" style:family="table-cell" style:parent-style-name="Default" style:data-style-name="N1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10/26/2011</text:date>, <text:time>13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creator>Tyler Vitti</dc:creator>
    <meta:creation-date>1969-12-31T16:00:00Z</meta:creation-date>
    <dc:date>2011-10-26T13:06:53</dc:date>
    <meta:print-date>1969-12-31T16:00:00Z</meta:print-date>
    <meta:editing-cycles>6</meta:editing-cycles>
    <meta:editing-duration>PT02H33M23S</meta:editing-duration>
    <meta:document-statistic meta:table-count="1" meta:cell-count="105" meta:object-count="0"/>
  </office:meta>
</office:document-meta>
</file>